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25-03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4776" calcext:value-type="float">
            <text:p>80.8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24-10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2584" calcext:value-type="float">
            <text:p>80.8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24-03-1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22-10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71413333333" calcext:value-type="float">
            <text:p>85.24714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1253333333" calcext:value-type="float">
            <text:p>85.24612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51093333333" calcext:value-type="float">
            <text:p>85.24510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5013333333" calcext:value-type="float">
            <text:p>85.20650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29557142857" calcext:value-type="float">
            <text:p>85.1529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06102857143" calcext:value-type="float">
            <text:p>85.11061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3831111111" calcext:value-type="float">
            <text:p>85.12138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0814285714" calcext:value-type="float">
            <text:p>85.1790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6337142857" calcext:value-type="float">
            <text:p>85.24363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5382068966" calcext:value-type="float">
            <text:p>85.301538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06108235294" calcext:value-type="float">
            <text:p>85.300610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6591428571" calcext:value-type="float">
            <text:p>85.39265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73251612903" calcext:value-type="float">
            <text:p>85.647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09056" calcext:value-type="float">
            <text:p>85.68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55032258064" calcext:value-type="float">
            <text:p>85.6955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93968" calcext:value-type="float">
            <text:p>85.69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02632258065" calcext:value-type="float">
            <text:p>85.680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1152307692" calcext:value-type="float">
            <text:p>85.709115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62192" calcext:value-type="float">
            <text:p>85.72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66771612903" calcext:value-type="float">
            <text:p>85.7966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8096" calcext:value-type="float">
            <text:p>85.8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35538064516" calcext:value-type="float">
            <text:p>85.9035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06311428571" calcext:value-type="float">
            <text:p>85.93063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34900645161" calcext:value-type="float">
            <text:p>85.9834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2341935484" calcext:value-type="float">
            <text:p>86.1362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0032" calcext:value-type="float">
            <text:p>86.15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64105806452" calcext:value-type="float">
            <text:p>86.1464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4128" calcext:value-type="float">
            <text:p>86.1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64049032258" calcext:value-type="float">
            <text:p>86.0764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29868387097" calcext:value-type="float">
            <text:p>86.0129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0576" calcext:value-type="float">
            <text:p>86.00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33974193548" calcext:value-type="float">
            <text:p>86.053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66528" calcext:value-type="float">
            <text:p>86.09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79664516129" calcext:value-type="float">
            <text:p>86.107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71331428571" calcext:value-type="float">
            <text:p>86.13713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17894193549" calcext:value-type="float">
            <text:p>86.141789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0454193548" calcext:value-type="float">
            <text:p>85.9040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1492" calcext:value-type="float">
            <text:p>85.85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49970322581" calcext:value-type="float">
            <text:p>85.7749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9948" calcext:value-type="float">
            <text:p>85.6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06335483871" calcext:value-type="float">
            <text:p>85.570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2103225807" calcext:value-type="float">
            <text:p>85.478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54756" calcext:value-type="float">
            <text:p>85.415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0387096774" calcext:value-type="float">
            <text:p>85.371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7848" calcext:value-type="float">
            <text:p>85.3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1815483871" calcext:value-type="float">
            <text:p>85.3831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87402857143" calcext:value-type="float">
            <text:p>85.38874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15708387097" calcext:value-type="float">
            <text:p>85.3515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77948387097" calcext:value-type="float">
            <text:p>84.857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7296" calcext:value-type="float">
            <text:p>84.78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04989677419" calcext:value-type="float">
            <text:p>84.6904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09256" calcext:value-type="float">
            <text:p>84.57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89695483871" calcext:value-type="float">
            <text:p>84.4489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84752258065" calcext:value-type="float">
            <text:p>84.3284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7256" calcext:value-type="float">
            <text:p>84.2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30301935484" calcext:value-type="float">
            <text:p>84.1230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08808" calcext:value-type="float">
            <text:p>84.11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9225806452" calcext:value-type="float">
            <text:p>84.146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82673103448" calcext:value-type="float">
            <text:p>84.19826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74979354839" calcext:value-type="float">
            <text:p>84.2274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09308387097" calcext:value-type="float">
            <text:p>84.0409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8144" calcext:value-type="float">
            <text:p>84.03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80621935484" calcext:value-type="float">
            <text:p>83.9980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17728" calcext:value-type="float">
            <text:p>83.88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3083870968" calcext:value-type="float">
            <text:p>83.743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34704516129" calcext:value-type="float">
            <text:p>83.6634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2548" calcext:value-type="float">
            <text:p>83.6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19175483871" calcext:value-type="float">
            <text:p>83.6519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61064" calcext:value-type="float">
            <text:p>83.70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68769032258" calcext:value-type="float">
            <text:p>83.7568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3532857143" calcext:value-type="float">
            <text:p>83.816353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55522580645" calcext:value-type="float">
            <text:p>83.875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5816774194" calcext:value-type="float">
            <text:p>83.9265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5796" calcext:value-type="float">
            <text:p>83.96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99130322581" calcext:value-type="float">
            <text:p>83.9599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75792" calcext:value-type="float">
            <text:p>83.90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43956129032" calcext:value-type="float">
            <text:p>83.8143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80278709677" calcext:value-type="float">
            <text:p>83.7480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9296" calcext:value-type="float">
            <text:p>83.71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5576774193" calcext:value-type="float">
            <text:p>83.73455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7684" calcext:value-type="float">
            <text:p>83.795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10207741935" calcext:value-type="float">
            <text:p>83.85102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66057142857" calcext:value-type="float">
            <text:p>83.8766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09686451613" calcext:value-type="float">
            <text:p>83.9009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83398709678" calcext:value-type="float">
            <text:p>83.958339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7248" calcext:value-type="float">
            <text:p>84.00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65757419355" calcext:value-type="float">
            <text:p>84.0265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60576" calcext:value-type="float">
            <text:p>83.9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5406451613" calcext:value-type="float">
            <text:p>83.905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30596129032" calcext:value-type="float">
            <text:p>83.7930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93728" calcext:value-type="float">
            <text:p>83.72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69290322581" calcext:value-type="float">
            <text:p>83.706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6504" calcext:value-type="float">
            <text:p>83.74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18913548387" calcext:value-type="float">
            <text:p>83.7618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04057142857" calcext:value-type="float">
            <text:p>83.8004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17409032258" calcext:value-type="float">
            <text:p>83.8117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93465806452" calcext:value-type="float">
            <text:p>83.7293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97792" calcext:value-type="float">
            <text:p>83.72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32997419355" calcext:value-type="float">
            <text:p>83.7232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19256" calcext:value-type="float">
            <text:p>83.6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48990967742" calcext:value-type="float">
            <text:p>83.6148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70681290323" calcext:value-type="float">
            <text:p>83.5170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3318" calcext:value-type="float">
            <text:p>83.443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86588387097" calcext:value-type="float">
            <text:p>83.3886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9912" calcext:value-type="float">
            <text:p>83.3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63771612903" calcext:value-type="float">
            <text:p>83.3963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92405517241" calcext:value-type="float">
            <text:p>83.41924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9121290323" calcext:value-type="float">
            <text:p>83.4119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1827096774" calcext:value-type="float">
            <text:p>83.0941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03952" calcext:value-type="float">
            <text:p>83.07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8618064516" calcext:value-type="float">
            <text:p>83.0338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04768" calcext:value-type="float">
            <text:p>82.9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70229677419" calcext:value-type="float">
            <text:p>82.7870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0237419355" calcext:value-type="float">
            <text:p>82.6580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96952" calcext:value-type="float">
            <text:p>82.54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27637419355" calcext:value-type="float">
            <text:p>82.4827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14048" calcext:value-type="float">
            <text:p>82.46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5311483871" calcext:value-type="float">
            <text:p>82.4653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27048571429" calcext:value-type="float">
            <text:p>82.49270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06498064516" calcext:value-type="float">
            <text:p>82.4806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80129032258" calcext:value-type="float">
            <text:p>82.178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42390967742" calcext:value-type="float">
            <text:p>82.1442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97012" calcext:value-type="float">
            <text:p>82.08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9877419355" calcext:value-type="float">
            <text:p>81.9889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26750967742" calcext:value-type="float">
            <text:p>81.8226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76776" calcext:value-type="float">
            <text:p>81.6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17731612903" calcext:value-type="float">
            <text:p>81.6117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64408" calcext:value-type="float">
            <text:p>81.60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5960516129" calcext:value-type="float">
            <text:p>81.6359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68634285714" calcext:value-type="float">
            <text:p>81.65686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7296516129" calcext:value-type="float">
            <text:p>81.6572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31847741935" calcext:value-type="float">
            <text:p>81.35318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4784" calcext:value-type="float">
            <text:p>81.34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76825806452" calcext:value-type="float">
            <text:p>81.337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5588" calcext:value-type="float">
            <text:p>81.2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13574193548" calcext:value-type="float">
            <text:p>81.161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94779354839" calcext:value-type="float">
            <text:p>81.0194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21122666667" calcext:value-type="float">
            <text:p>80.942112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51287741936" calcext:value-type="float">
            <text:p>80.9051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63432" calcext:value-type="float">
            <text:p>80.87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539483871" calcext:value-type="float">
            <text:p>80.8605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23514285714" calcext:value-type="float">
            <text:p>80.8623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5886451613" calcext:value-type="float">
            <text:p>80.8605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7913846154" calcext:value-type="float">
            <text:p>80.33379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1672" calcext:value-type="float">
            <text:p>80.3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8722580645" calcext:value-type="float">
            <text:p>80.339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4856" calcext:value-type="float">
            <text:p>80.2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94041290323" calcext:value-type="float">
            <text:p>80.1094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58358709677" calcext:value-type="float">
            <text:p>79.9258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1212" calcext:value-type="float">
            <text:p>79.8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983225806" calcext:value-type="float">
            <text:p>79.7052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36245517241" calcext:value-type="float">
            <text:p>79.63362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0307096774" calcext:value-type="float">
            <text:p>79.5920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1147692308" calcext:value-type="float">
            <text:p>79.580114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46816" calcext:value-type="float">
            <text:p>79.610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12756363636" calcext:value-type="float">
            <text:p>79.27127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0388571429" calcext:value-type="float">
            <text:p>79.1960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00424" calcext:value-type="float">
            <text:p>79.1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98613333333" calcext:value-type="float">
            <text:p>79.06986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0624" calcext:value-type="float">
            <text:p>79.1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116" calcext:value-type="float">
            <text:p>79.1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2816" calcext:value-type="float">
            <text:p>79.1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322" calcext:value-type="float">
            <text:p>79.1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4076" calcext:value-type="float">
            <text:p>79.0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0172" calcext:value-type="float">
            <text:p>79.1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5496" calcext:value-type="float">
            <text:p>75.2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336104022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7504" calcext:value-type="float">
            <text:p>74.5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0" meta:object-count="0"/>
    <meta:user-defined meta:name="AppVersion">3.0</meta:user-defined>
  </office:meta>
</office:document-meta>
</file>